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a3" officeooo:paragraph-rsid="0009fba3"/>
    </style:style>
    <style:style style:name="P2" style:family="paragraph" style:parent-style-name="Standard">
      <style:text-properties officeooo:rsid="000bcd60" officeooo:paragraph-rsid="000bcd60"/>
    </style:style>
    <style:style style:name="P3" style:family="paragraph" style:parent-style-name="Standard">
      <style:text-properties officeooo:rsid="000bcd60" officeooo:paragraph-rsid="000fd8b3"/>
    </style:style>
    <style:style style:name="P4" style:family="paragraph" style:parent-style-name="Standard">
      <style:text-properties officeooo:rsid="000bcd60" officeooo:paragraph-rsid="00121f99"/>
    </style:style>
    <style:style style:name="P5" style:family="paragraph" style:parent-style-name="Standard">
      <style:text-properties officeooo:rsid="000c8d8b" officeooo:paragraph-rsid="000c8d8b"/>
    </style:style>
    <style:style style:name="P6" style:family="paragraph" style:parent-style-name="Standard">
      <style:text-properties officeooo:rsid="000c8d8b" officeooo:paragraph-rsid="000df489"/>
    </style:style>
    <style:style style:name="P7" style:family="paragraph" style:parent-style-name="Standard">
      <style:text-properties officeooo:rsid="000c8d8b" officeooo:paragraph-rsid="00121f99"/>
    </style:style>
    <style:style style:name="P8" style:family="paragraph" style:parent-style-name="Standard">
      <style:text-properties officeooo:rsid="000fd8b3" officeooo:paragraph-rsid="000fd8b3"/>
    </style:style>
    <style:style style:name="P9" style:family="paragraph" style:parent-style-name="Standard">
      <style:text-properties officeooo:rsid="000fd8b3" officeooo:paragraph-rsid="0010ede9"/>
    </style:style>
    <style:style style:name="P10" style:family="paragraph" style:parent-style-name="Standard">
      <style:text-properties officeooo:rsid="000fd8b3" officeooo:paragraph-rsid="00110d89"/>
    </style:style>
    <style:style style:name="P11" style:family="paragraph" style:parent-style-name="Standard">
      <style:text-properties officeooo:rsid="0010ede9" officeooo:paragraph-rsid="0010ede9"/>
    </style:style>
    <style:style style:name="P12" style:family="paragraph" style:parent-style-name="Standard">
      <style:text-properties officeooo:rsid="00119524" officeooo:paragraph-rsid="00119524"/>
    </style:style>
    <style:style style:name="P13" style:family="paragraph" style:parent-style-name="Standard">
      <style:text-properties officeooo:rsid="00121f99" officeooo:paragraph-rsid="00121f99"/>
    </style:style>
    <style:style style:name="P14" style:family="paragraph" style:parent-style-name="Standard">
      <style:text-properties officeooo:rsid="0013fee4" officeooo:paragraph-rsid="0013fee4"/>
    </style:style>
    <style:style style:name="P15" style:family="paragraph" style:parent-style-name="Standard">
      <style:text-properties officeooo:rsid="00157459" officeooo:paragraph-rsid="00157459"/>
    </style:style>
    <style:style style:name="P16" style:family="paragraph" style:parent-style-name="Standard">
      <style:text-properties officeooo:rsid="00157459" officeooo:paragraph-rsid="0016cdd9"/>
    </style:style>
    <style:style style:name="P17" style:family="paragraph" style:parent-style-name="Standard">
      <style:text-properties officeooo:rsid="00157459" officeooo:paragraph-rsid="0018753b"/>
    </style:style>
    <style:style style:name="P18" style:family="paragraph" style:parent-style-name="Standard">
      <style:text-properties officeooo:rsid="00157459" officeooo:paragraph-rsid="0019f684"/>
    </style:style>
    <style:style style:name="P19" style:family="paragraph" style:parent-style-name="Standard">
      <style:text-properties officeooo:rsid="00157459" officeooo:paragraph-rsid="001f6f04"/>
    </style:style>
    <style:style style:name="P20" style:family="paragraph" style:parent-style-name="Standard">
      <style:text-properties officeooo:rsid="00157459" officeooo:paragraph-rsid="00227877"/>
    </style:style>
    <style:style style:name="P21" style:family="paragraph" style:parent-style-name="Standard">
      <style:text-properties officeooo:rsid="00157459" officeooo:paragraph-rsid="002349bd"/>
    </style:style>
    <style:style style:name="P22" style:family="paragraph" style:parent-style-name="Standard">
      <style:text-properties officeooo:rsid="0016cdd9" officeooo:paragraph-rsid="0016cdd9"/>
    </style:style>
    <style:style style:name="P23" style:family="paragraph" style:parent-style-name="Standard">
      <style:text-properties officeooo:rsid="001862e4" officeooo:paragraph-rsid="001862e4"/>
    </style:style>
    <style:style style:name="P24" style:family="paragraph" style:parent-style-name="Standard">
      <style:text-properties officeooo:rsid="0018753b" officeooo:paragraph-rsid="001862e4"/>
    </style:style>
    <style:style style:name="P25" style:family="paragraph" style:parent-style-name="Standard">
      <style:text-properties officeooo:rsid="0018753b" officeooo:paragraph-rsid="0018753b"/>
    </style:style>
    <style:style style:name="P26" style:family="paragraph" style:parent-style-name="Standard">
      <style:text-properties officeooo:rsid="0018753b" officeooo:paragraph-rsid="0018a74c"/>
    </style:style>
    <style:style style:name="P27" style:family="paragraph" style:parent-style-name="Standard">
      <style:text-properties officeooo:rsid="0018753b" officeooo:paragraph-rsid="0019f684"/>
    </style:style>
    <style:style style:name="P28" style:family="paragraph" style:parent-style-name="Standard">
      <style:text-properties officeooo:rsid="0018753b" officeooo:paragraph-rsid="001f6f04"/>
    </style:style>
    <style:style style:name="P29" style:family="paragraph" style:parent-style-name="Standard">
      <style:text-properties officeooo:rsid="0018a74c" officeooo:paragraph-rsid="0018a74c"/>
    </style:style>
    <style:style style:name="P30" style:family="paragraph" style:parent-style-name="Standard">
      <style:text-properties officeooo:rsid="0018b607" officeooo:paragraph-rsid="0018b607"/>
    </style:style>
    <style:style style:name="P31" style:family="paragraph" style:parent-style-name="Standard">
      <style:text-properties officeooo:rsid="0019f684" officeooo:paragraph-rsid="0019f684"/>
    </style:style>
    <style:style style:name="P32" style:family="paragraph" style:parent-style-name="Standard">
      <style:text-properties officeooo:rsid="0019f684" officeooo:paragraph-rsid="001af330"/>
    </style:style>
    <style:style style:name="P33" style:family="paragraph" style:parent-style-name="Standard">
      <style:text-properties officeooo:rsid="0019f684" officeooo:paragraph-rsid="001bea8f"/>
    </style:style>
    <style:style style:name="P34" style:family="paragraph" style:parent-style-name="Standard">
      <style:text-properties officeooo:rsid="001af330" officeooo:paragraph-rsid="001af330"/>
    </style:style>
    <style:style style:name="P35" style:family="paragraph" style:parent-style-name="Standard">
      <style:text-properties officeooo:rsid="001bea8f" officeooo:paragraph-rsid="001bea8f"/>
    </style:style>
    <style:style style:name="P36" style:family="paragraph" style:parent-style-name="Standard">
      <style:text-properties officeooo:rsid="001f6f04" officeooo:paragraph-rsid="001f6f04"/>
    </style:style>
    <style:style style:name="P37" style:family="paragraph" style:parent-style-name="Standard">
      <style:text-properties officeooo:rsid="0021c28f" officeooo:paragraph-rsid="0021c28f"/>
    </style:style>
    <style:style style:name="P38" style:family="paragraph" style:parent-style-name="Standard">
      <style:text-properties officeooo:rsid="00227877" officeooo:paragraph-rsid="00227877"/>
    </style:style>
    <style:style style:name="P39" style:family="paragraph" style:parent-style-name="Standard">
      <style:text-properties officeooo:rsid="00227877" officeooo:paragraph-rsid="0024f08e"/>
    </style:style>
    <style:style style:name="P40" style:family="paragraph" style:parent-style-name="Standard">
      <style:text-properties officeooo:rsid="00227877" officeooo:paragraph-rsid="00252b88"/>
    </style:style>
    <style:style style:name="T1" style:family="text">
      <style:text-properties officeooo:rsid="0009fba3"/>
    </style:style>
    <style:style style:name="T2" style:family="text">
      <style:text-properties fo:color="#ff3333"/>
    </style:style>
    <style:style style:name="T3" style:family="text">
      <style:text-properties fo:color="#ff3333" officeooo:rsid="0016cdd9"/>
    </style:style>
    <style:style style:name="T4" style:family="text">
      <style:text-properties officeooo:rsid="000c8d8b"/>
    </style:style>
    <style:style style:name="T5" style:family="text">
      <style:text-properties officeooo:rsid="000df489"/>
    </style:style>
    <style:style style:name="T6" style:family="text">
      <style:text-properties officeooo:rsid="000fd8b3"/>
    </style:style>
    <style:style style:name="T7" style:family="text">
      <style:text-properties officeooo:rsid="0010ede9"/>
    </style:style>
    <style:style style:name="T8" style:family="text">
      <style:text-properties officeooo:rsid="00110d89"/>
    </style:style>
    <style:style style:name="T9" style:family="text">
      <style:text-properties officeooo:rsid="00119524"/>
    </style:style>
    <style:style style:name="T10" style:family="text">
      <style:text-properties officeooo:rsid="0013ca69"/>
    </style:style>
    <style:style style:name="T11" style:family="text">
      <style:text-properties officeooo:rsid="0013fee4"/>
    </style:style>
    <style:style style:name="T12" style:family="text">
      <style:text-properties officeooo:rsid="00157459"/>
    </style:style>
    <style:style style:name="T13" style:family="text">
      <style:text-properties officeooo:rsid="0016cdd9"/>
    </style:style>
    <style:style style:name="T14" style:family="text">
      <style:text-properties officeooo:rsid="001862e4"/>
    </style:style>
    <style:style style:name="T15" style:family="text">
      <style:text-properties officeooo:rsid="0018a74c"/>
    </style:style>
    <style:style style:name="T16" style:family="text">
      <style:text-properties officeooo:rsid="0019f684"/>
    </style:style>
    <style:style style:name="T17" style:family="text">
      <style:text-properties officeooo:rsid="001af330"/>
    </style:style>
    <style:style style:name="T18" style:family="text">
      <style:text-properties officeooo:rsid="001bea8f"/>
    </style:style>
    <style:style style:name="T19" style:family="text">
      <style:text-properties officeooo:rsid="002349bd"/>
    </style:style>
    <style:style style:name="T20" style:family="text">
      <style:text-properties officeooo:rsid="0024f08e"/>
    </style:style>
    <style:style style:name="T21" style:family="text">
      <style:text-properties officeooo:rsid="00252b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prétation de quelques exemples</text:p>
      <text:p text:style-name="P1"/>
      <text:p text:style-name="P1"/>
      <text:p text:style-name="P1">Exemple 1 :</text:p>
      <text:p text:style-name="P1"/>
      <text:p text:style-name="P1">label : inférence</text:p>
      <text:p text:style-name="P1">P = « Male in a blue jacket decides to lay in the grass . »</text:p>
      <text:p text:style-name="P1">H = « The guy wearing a blue jacket is laying on the green grass »</text:p>
      <text:p text:style-name="P1"/>
      <text:p text:style-name="P1">Explication humaine : </text:p>
      <text:p text:style-name="P1">Les mots importants à associer sont "male" et "guy" qui veulent dire la même chose, "blue jacket" dans les deux phrases, "lay" et "laying", "grass" dans les deux phrases.</text:p>
      <text:p text:style-name="P1">Tout est identique (soit on relie, dans l'hypothèse et la prémisse, le même mot ; soit il y a deux mots différents mais qui ont exactement le même sens, comme « male » et « guy »).</text:p>
      <text:p text:style-name="P1"/>
      <text:p text:style-name="P2">Interprétation du modèle :</text:p>
      <text:p text:style-name="P2">Le modèle prédit bien une inférence.</text:p>
      <text:p text:style-name="P2">- Cas 1 : P = "male" ; H = "guy" <text:s/></text:p>
      <text:p text:style-name="P2">Le modèle prédit bien une inférence.</text:p>
      <text:p text:style-name="P2">- Cas 2 : P = "lay" ; H = "laying" </text:p>
      <text:p text:style-name="P2">Le modèle prédit bien une inférence.</text:p>
      <text:p text:style-name="P2">- Cas 3 : P = "the grass" ; H = "the green grass" <text:s/></text:p>
      <text:p text:style-name="P2">Le modèle prédit bien une inférence.</text:p>
      <text:p text:style-name="P2">- Cas 4 : P = "<text:span text:style-name="T2">female</text:span> in a blue jacket decides to lay in the grass ." ; H = <text:span text:style-name="T1">« The guy wearing a blue jacket is laying on the green grass » </text:span>(hypothèse inchangée)</text:p>
      <text:p text:style-name="P2">Le modèle prédit bien une contradiction : il a vu que « female » est différent de « guy » donc il prend bien en compte la personne dont on parle.</text:p>
      <text:p text:style-name="P2"/>
      <text:p text:style-name="P2">- Cas 5 : P = <text:span text:style-name="T1">« Male in a blue jacket decides to lay in the grass . » </text:span>(prémisse inchangée) ; H = "The guy wearing a <text:span text:style-name="T2">green</text:span> jacket is laying on the green grass" <text:s/></text:p>
      <text:p text:style-name="P2">Le modèle prédit une inférence au lieu d’une contradiction. Pourtant le modèle prédit une contradiction pour P = "blue jacket" et H = "green jacket".</text:p>
      <text:p text:style-name="P2">On va tenter de changer la couleur, car « green » est peut-être associé à « grass ».</text:p>
      <text:p text:style-name="P2">- Cas 6 : P = <text:span text:style-name="T1">« Male in a blue jacket decides to lay in the grass . » </text:span>(prémisse inchangée) ; H = "The guy wearing a <text:span text:style-name="T2">red</text:span> jacket is laying on the green grass"</text:p>
      <text:p text:style-name="P2">Le modèle prédit une contradiction !</text:p>
      <text:p text:style-name="P2">Le modèle voit plusieurs fois le mot green, qui a été associé à "grass" (cas 3) en tant qu'inférence, donc dans le cas 5 il prédit une inférence car beaucoup de relation "inférence" ont été associé.</text:p>
      <text:p text:style-name="P2">On peut conclure qu’ici le modèle ne relie pas vraiment les bons mots entre eux.</text:p>
      <text:p text:style-name="P2"/>
      <text:p text:style-name="P2"/>
      <text:p text:style-name="P5">Exemple 2 :</text:p>
      <text:p text:style-name="P5"/>
      <text:p text:style-name="P5">label : contradiction</text:p>
      <text:p text:style-name="P5">P = « A person wearing a straw hat , standing outside working a steel apparatus with a pile of coconuts on the ground . »</text:p>
      <text:p text:style-name="P5">H = « A person is burning a straw hat . »</text:p>
      <text:p text:style-name="P5"/>
      <text:p text:style-name="P5">Explication humaine : </text:p>
      <text:p text:style-name="P6"><text:span text:style-name="T1">Les mots importants à associer sont </text:span>: "person" dans les deux phrases, "wearing" et "burning" qui ne veulent pas dire la même chose, "straw hat" dans les deux phrases. </text:p>
      <text:p text:style-name="P6"><text:soft-page-break/>"person" et « straw hat » prouve que l’on parle bien de la même personne, tandis que « burning » vient donner la contradiction (<text:span text:style-name="T5">il est peu probable que </text:span>la personne <text:span text:style-name="T5">puisse</text:span> porter le chapeau et le brûler en même temps).</text:p>
      <text:p text:style-name="P5">Il faut ignorer la seconde partie de la prémisse car il n’y a pas d’informations sur le chapeau.</text:p>
      <text:p text:style-name="P5"/>
      <text:p text:style-name="P3">Interprétation du modèle :</text:p>
      <text:p text:style-name="P8">Le modèle prédit bien une contradiction.</text:p>
      <text:p text:style-name="P11">On va voir si le modèle ignore la seconde partie de la prémisse :</text:p>
      <text:p text:style-name="P9">- Cas 1 : P = "A person wearing a straw hat ." ; H = <text:span text:style-name="T4">« A person is burning a straw hat . » (hypothèse </text:span>inchangée<text:span text:style-name="T7">)</text:span></text:p>
      <text:p text:style-name="P9"><text:span text:style-name="T7">Le modèle prédit bien une</text:span> contradiction : comme nous, le modèle ignore la seconde partie de la prémisse.</text:p>
      <text:p text:style-name="P8">- Cas 2 : <text:span text:style-name="T8">P = </text:span>"wearing" ; <text:span text:style-name="T8">H = </text:span>"burning"</text:p>
      <text:p text:style-name="P10"><text:span text:style-name="T7">Le modèle prédit bien une</text:span> contradiction.</text:p>
      <text:p text:style-name="P10">- Cas 3 : P = "A person wearing a straw hat ." ; H = "A <text:span text:style-name="T2">dog</text:span> is wearing a straw hat ."</text:p>
      <text:p text:style-name="P10"><text:span text:style-name="T7">Le modèle prédit bien une</text:span> contradiction. Le modèle comprend que l'on ne parle pas de la même entité (person / dog).</text:p>
      <text:p text:style-name="P10">- Cas 4 : P = "A person wearing a straw hat ." ; H = "A person is wearing a <text:span text:style-name="T2">big</text:span> hat ."</text:p>
      <text:p text:style-name="P10"><text:span text:style-name="T8">Le modèle prédit bien le label </text:span>neutre.</text:p>
      <text:p text:style-name="P8"/>
      <text:p text:style-name="P8">Le modèle reste cohérent dans tous les cas.</text:p>
      <text:p text:style-name="P8"/>
      <text:p text:style-name="P8"/>
      <text:p text:style-name="P12">Exemple 3 :</text:p>
      <text:p text:style-name="P12"/>
      <text:p text:style-name="P12">label : inférence</text:p>
      <text:p text:style-name="P12">P = <text:span text:style-name="T4">« A person wearing a straw hat , standing outside working a steel apparatus with a pile of coconuts on the ground . »</text:span></text:p>
      <text:p text:style-name="P12">H = « A person is near a pile of coconuts . »</text:p>
      <text:p text:style-name="P12"/>
      <text:p text:style-name="P7">Explication humaine : </text:p>
      <text:p text:style-name="P7"><text:span text:style-name="T1">Les mots importants à associer sont <text:s/>: "person" dans les 2 phrases, "pile of coconuts" dans les 2 phrases.</text:span></text:p>
      <text:p text:style-name="P13">En plus de cela, le fait qu'aucun mot de l'hypothèse ne vienne contredire ou ne vienne ajouter de l'information dans la prémisse montre l'inférence.</text:p>
      <text:p text:style-name="P13"/>
      <text:p text:style-name="P4">Interprétation du modèle :</text:p>
      <text:p text:style-name="P4"><text:span text:style-name="T6">Le modèle prédit bien une inférence.</text:span></text:p>
      <text:p text:style-name="P13">On va voir si le modèle se sert de la partie «  <text:span text:style-name="T4">wearing a straw hat , standing outside working a steel apparatus » </text:span>de la prémisse.</text:p>
      <text:p text:style-name="P13">- Cas 1 : P = "A person with a pile of coconuts on the ground ." ; H = <text:span text:style-name="T9">« A person is near a pile of coconuts . »</text:span></text:p>
      <text:p text:style-name="P13">Le modèle prédit bien une <text:s/>inférence, donc il se sert bien des bons mots de la prémisse.</text:p>
      <text:p text:style-name="P13">On va essayer de piéger le modèle :</text:p>
      <text:p text:style-name="P13">- Cas 2 : P = <text:span text:style-name="T4">« A person wearing a straw hat , standing outside working a steel apparatus with a pile of coconuts on the ground . » </text:span>(prémisse inchangée) ; H = "A person is <text:span text:style-name="T2">far away from</text:span> a pile of coconuts ."</text:p>
      <text:p text:style-name="P13">Le modèle prédit bien une contradiction. On constate que le modèle a bien compris que les noix de coco sont proches de la personne, et n'associe pas b<text:span text:style-name="T10">e</text:span>tement "a pile of coconuts" dans les deux phrases pour prédire une inférence.</text:p>
      <text:p text:style-name="P13"/>
      <text:p text:style-name="P13"/>
      <text:p text:style-name="P14"><text:soft-page-break/>Exemple 4 :</text:p>
      <text:p text:style-name="P14"/>
      <text:p text:style-name="P14">label : inférence</text:p>
      <text:p text:style-name="P14">P = «  A man reads the paper in a bar with green lighting . »</text:p>
      <text:p text:style-name="P14">H = « The man is inside . » </text:p>
      <text:p text:style-name="P14"/>
      <text:p text:style-name="P14">Explication humaine :</text:p>
      <text:p text:style-name="P14"><text:span text:style-name="T1">Les mots importants à associer sont <text:s/>:</text:span> "man" dans les deux phrases, "in a bar" et "inside" car "bar" fait référence à un lieu fermé, donc c'est un intérieur, ce qui donne le lien avec "inside".</text:p>
      <text:p text:style-name="P14"/>
      <text:p text:style-name="P14">Interprétation du modèle :</text:p>
      <text:p text:style-name="P14">Le modèle prédit bien une inférence et est sûr de lui.</text:p>
      <text:p text:style-name="P14">- Cas 1 : P = "in a bar" ; H = "inside"</text:p>
      <text:p text:style-name="P14">Le modèle prédit bien une inférence.</text:p>
      <text:p text:style-name="P14">- Cas 2 : "A man reads the paper in a <text:span text:style-name="T2">pool</text:span> with green lighting ." ; H = « The man is inside . » </text:p>
      <text:p text:style-name="P14">Le modèle prédit une inférence au lieu d’une contradiction (mais il hésite fortement avec la <text:s/>contradiction). Pourtant, en faisant P = "in a pool" et H = "inside", le modèle prédit une contradiction : il sait donc que "in a pool" n'implique pas "inside".</text:p>
      <text:p text:style-name="P14">Peut-être que le modèle ne regarde pas « in a bar ». </text:p>
      <text:p text:style-name="P14">- Cas 4 : P = "A man reads the paper with green lighting ." (on a retiré « in a bar ») ; H = « The man is inside . » </text:p>
      <text:p text:style-name="P14">Le modèle prédit une inférence au lieu d’une neutralité !</text:p>
      <text:p text:style-name="P14">Il ne regarde donc pas "in a bar".</text:p>
      <text:p text:style-name="P14">- Cas 5 : P = "A man reads the paper with green lighting ." ; H = "The <text:span text:style-name="T2">dog</text:span> is inside ."</text:p>
      <text:p text:style-name="P14">Le modèle prédit une contradiction, il sait que l'on ne parle plus de la même entité (man et dog).</text:p>
      <text:p text:style-name="P14">- Cas 6 : P = "reads the paper" ; H = "inside"</text:p>
      <text:p text:style-name="P14">Le modèle prédit une inférence. Peut-être qu’il fait sa prédiction en fonction du cas 6 ?</text:p>
      <text:p text:style-name="P14">- Cas 7 : P = "A man with green lighting ." ; H = "The man is inside ."</text:p>
      <text:p text:style-name="P14">Le modèle prédit une inférence.</text:p>
      <text:p text:style-name="P14">- Cas 8 (de pair avec cas 7) : P = "green lighting" ; H = "inside"</text:p>
      <text:p text:style-name="P14">Le modèle prédit une contradiction.</text:p>
      <text:p text:style-name="P14">donc le modèle se sert beaucoup de "man" <text:span text:style-name="T12">comme nous le pensions, </text:span>cependant il associe inférence à "inside" à partir de plusieurs concept : "reads the paper" et "in a bar".</text:p>
      <text:p text:style-name="P14"/>
      <text:p text:style-name="P15">Exemple 5 :</text:p>
      <text:p text:style-name="P15"/>
      <text:p text:style-name="P15">label : contradiction</text:p>
      <text:p text:style-name="P15">P = « A couple walk hand in hand down a street . »</text:p>
      <text:p text:style-name="P15">H = « A couple is sitting on a bench . »</text:p>
      <text:p text:style-name="P15"/>
      <text:p text:style-name="P15">Explication humaine :</text:p>
      <text:p text:style-name="P15">Les mots importants <text:span text:style-name="T1">à associer sont :</text:span> "couple" dans les deux phrases pour prouver que l’on parle de la même entité, "walk" et "sitting" qui se contredisent, "street" et "bench" pour prouver que ce n’est pas le même lieu.</text:p>
      <text:p text:style-name="P15"/>
      <text:p text:style-name="P15">Interprétation du modèle :</text:p>
      <text:p text:style-name="P15"><text:span text:style-name="T11">Le modèle prédit bien une</text:span> contradiction.</text:p>
      <text:p text:style-name="P15">- Cas 1 : <text:span text:style-name="T13">P = « </text:span>walk » ; <text:span text:style-name="T13">H =</text:span> « sitting »</text:p>
      <text:p text:style-name="P22">Le modèle prédit une contradiction.</text:p>
      <text:p text:style-name="P15">- Cas 2 : <text:span text:style-name="T13">P = « </text:span>street » ; <text:span text:style-name="T13">H = « </text:span>bench »</text:p>
      <text:p text:style-name="P22">Le modèle prédit une contradiction.</text:p>
      <text:p text:style-name="P16"><text:soft-page-break/>-<text:span text:style-name="T13">Cas 3 : P = « A couple walk hand in hand down a street . » (prémisse inchangée) ; H = « A couple is sitting on a </text:span><text:span text:style-name="T3">street</text:span><text:span text:style-name="T13"> . »</text:span></text:p>
      <text:p text:style-name="P22">Le modèle prédit une contradiction. Peut-être qu’il se sert uniquement de « walk » et « sitting ».</text:p>
      <text:p text:style-name="P22">-Cas 4 : P = « A couple walk hand in hand down a street . » (prémisse inchangée) ; H = « A couple is <text:span text:style-name="T2">walking</text:span> on a bench . »</text:p>
      <text:p text:style-name="P22">Le modèle prédit une inférence au lieu d’une contradiction : il se sert donc de « walk » et « sitting » pour sa prédiction.</text:p>
      <text:p text:style-name="P22"/>
      <text:p text:style-name="P23">Exemple 6 :</text:p>
      <text:p text:style-name="P23"/>
      <text:p text:style-name="P23">label : neutral</text:p>
      <text:p text:style-name="P23">P = « One tan girl with a wool hat is running and leaning over an object , while another person in a wool hat is sitting on the ground . »</text:p>
      <text:p text:style-name="P23">H = « A man watches his daughter leap »</text:p>
      <text:p text:style-name="P24"/>
      <text:p text:style-name="P17">Explication humaine :</text:p>
      <text:p text:style-name="P25"><text:span text:style-name="T12">Les mots importants à associer sont :</text:span> "girl" et "daughter" car il est possible que la fille de la prémisse soit la fille de l'homme dans l'hypothèse, "person" et "man" (ils ont un sens proche puisqu'un homme est une personne) car il est possible que la personne assise dans la prémisse soit le père de la fille, "leaning over" et "leap" car il est possible que l'on fasse un saut si l'on trébuche sur un objet. </text:p>
      <text:p text:style-name="P25">Comme il n'y a pas d'informations sur la relation entre la fille qui tombe et la personne assise dans la prémisse, le label est neutre. Ainsi "daughter" est le mot le plus important de tous (il n'y a pas de mot tel que "dad" dans la prémisse). </text:p>
      <text:p text:style-name="P25"/>
      <text:p text:style-name="P17">Interprétation du modèle :</text:p>
      <text:p text:style-name="P25"><text:span text:style-name="T11">Le modèle prédit </text:span>une contradiction au lieu d’une neutralité.<text:tab/></text:p>
      <text:p text:style-name="P25">- Cas 1 : P = « one tan <text:span text:style-name="T2">boy</text:span> <text:span text:style-name="T14">with a wool hat is running and leaning over an object , while another person in a wool hat is sitting on the ground . »</text:span> ; H = "daughter" <text:s/></text:p>
      <text:p text:style-name="P25">Le modèle prédit une contradiction. Il a l’air de bien associer « girl » et « daughter ».</text:p>
      <text:p text:style-name="P25">- Cas 2 : P = "one tan girl" ; H = "daughter" <text:s/></text:p>
      <text:p text:style-name="P25">Le modèle prédit une neutralité. Ce qui est correct.</text:p>
      <text:p text:style-name="P25"/>
      <text:p text:style-name="P29">Le modèle sait dont qu’il est possible que « one tan girl » soit « daughter ». On va voir s’il sait que « another person » et « man » peuvent être la même entité.</text:p>
      <text:p text:style-name="P26">- Cas <text:span text:style-name="T15">3</text:span> : P = "another person" ; H = "man"</text:p>
      <text:p text:style-name="P26"><text:span text:style-name="T15">Le modèle prédit </text:span>neutre, <text:span text:style-name="T15">donc c’est bien le cas.</text:span></text:p>
      <text:p text:style-name="P26">- Cas <text:span text:style-name="T15">4</text:span> : P = "sitting" ; H = "watches"</text:p>
      <text:p text:style-name="P26"><text:span text:style-name="T15">Le modèle prédit une </text:span>inférence. <text:span text:style-name="T15">Il sait donc que l’homme assis est en train de regarder.</text:span></text:p>
      <text:p text:style-name="P26"/>
      <text:p text:style-name="P26"/>
      <text:p text:style-name="P26">- Cas <text:span text:style-name="T15">5</text:span> : P = "leaning" ; H = "leap"</text:p>
      <text:p text:style-name="P26"><text:span text:style-name="T15">Le modèle prédit une </text:span>contradiction. <text:span text:style-name="T15">Le problème vient sûrement de là.</text:span></text:p>
      <text:p text:style-name="P25">- Cas 6 : P = "leaning over an object" ; H = "leap" </text:p>
      <text:p text:style-name="P26"><text:span text:style-name="T15">Le modèle prédit une </text:span>contradiction.</text:p>
      <text:p text:style-name="P26">- Cas <text:span text:style-name="T15">7</text:span> : P = <text:span text:style-name="T14">« One tan girl with a wool hat is running and leaning over an object , while another person in a wool hat is sitting on the ground . » (prémisse</text:span> inchangée<text:span text:style-name="T15">)</text:span> ; H = "leap"</text:p>
      <text:p text:style-name="P26"><text:span text:style-name="T15">Le modèle prédit une </text:span>contradiction. </text:p>
      <text:p text:style-name="P26"/>
      <text:p text:style-name="P26">La principale action <text:span text:style-name="T15">de la fille, </text:span>"leap", est contradictoire avec "leaning" (cas 5 <text:span text:style-name="T15">et 6</text:span>) <text:span text:style-name="T15">qui est l’action de la fille dans la prémisse, ainsi qu’avec </text:span>toute la prémisse (cas <text:span text:style-name="T15">7</text:span>).</text:p>
      <text:p text:style-name="P25"><text:soft-page-break/>Même si "another person"/"man" est neutre (cas <text:span text:style-name="T15">3</text:span>) ainsi que "one tan girl"/"daughter" (cas <text:span text:style-name="T15">2</text:span>), si toutes les actions contredisent "leap", alors le modèle choisi <text:span text:style-name="T15">la </text:span>contradiction.</text:p>
      <text:p text:style-name="P25"/>
      <text:p text:style-name="P30">Exemple 7 :</text:p>
      <text:p text:style-name="P30"/>
      <text:p text:style-name="P31">label : entailment</text:p>
      <text:p text:style-name="P31">P = « A blond-haired doctor and her African american assistant looking threw new medical </text:p>
      <text:p text:style-name="P31">manuals . »</text:p>
      <text:p text:style-name="P31">H = « A doctor is looking at a book »</text:p>
      <text:p text:style-name="P31"/>
      <text:p text:style-name="P18">Explication humaine :</text:p>
      <text:p text:style-name="P31"><text:span text:style-name="T12">Les mots importants à associer sont :</text:span> "doctor" dans les deux phrases (pour prouver que c'est la même personne), "looking" dans les deux phrases, "manuals" et "book" qui veulent dire la même chose (synonymes).</text:p>
      <text:p text:style-name="P31"/>
      <text:p text:style-name="P18">Interprétation du modèle :</text:p>
      <text:p text:style-name="P27"><text:span text:style-name="T15">Le modèle prédit bien une inférence. Mais il hésite avec les autres labels.</text:span></text:p>
      <text:p text:style-name="P32">- Cas 1 : P = "her African american assistant looking threw new medical manuals ." <text:span text:style-name="T17">(on a retiré «  </text:span>A blond-haired doctor and »<text:span text:style-name="T17">) ; <text:s/></text:span>H = « A doctor is looking at a book » <text:span text:style-name="T17">(hypothèse </text:span>inchangée<text:span text:style-name="T17">)</text:span></text:p>
      <text:p text:style-name="P34">Le modèle prédit une contradiction car <text:span text:style-name="T16">il ne voit plus le mot doctor (ou autre mot se rapportant à doctor) dans la prémisse.</text:span></text:p>
      <text:p text:style-name="P33">- Cas 2 : P = « A blond-haired doctor and her African american assistant looking threw new medical </text:p>
      <text:p text:style-name="P33">manuals . » <text:span text:style-name="T18">(prémisse <text:s/></text:span>inchangée<text:span text:style-name="T18">) ; H = </text:span>"A doctor is looking at a dog"</text:p>
      <text:p text:style-name="P35">Le modèle prédit une contradiction : <text:span text:style-name="T16">il fait bien la différence entre « book » et « dog », donc il arrive bien à relier « manuals » et « book ».</text:span></text:p>
      <text:p text:style-name="P35"/>
      <text:p text:style-name="P36">Exemple 8 :</text:p>
      <text:p text:style-name="P36"/>
      <text:p text:style-name="P36">label : neutral</text:p>
      <text:p text:style-name="P36"><text:span text:style-name="T16">P = « </text:span>A man playing an electric guitar on stage . »</text:p>
      <text:p text:style-name="P36">H = « A man is performing for cash . »</text:p>
      <text:p text:style-name="P36"/>
      <text:p text:style-name="P19">Explication humaine :</text:p>
      <text:p text:style-name="P36"><text:span text:style-name="T12">Les mots importants à associer sont :</text:span> "man playing" et "man is performing" pour dire que c'est la même personne qui fait la même action, "for cash" dans l'hypothèse car aucune information n'est donnée là dessus dans la prémisse.</text:p>
      <text:p text:style-name="P36">Il n'y a aucun mot ayant un sens proche avec l'argent dans la prémisse, donc c'est neutre.</text:p>
      <text:p text:style-name="P36"/>
      <text:p text:style-name="P19">Interprétation du modèle :</text:p>
      <text:p text:style-name="P28"><text:span text:style-name="T15">Le modèle prédit bien une neutralité.</text:span></text:p>
      <text:p text:style-name="P36">- Cas 1 : P = "A man playing" ; H = "A man is performing"</text:p>
      <text:p text:style-name="P36">Le modèle prédit bien une inférence : « playing » et « is performing » ont la même signification</text:p>
      <text:p text:style-name="P36">- Cas 2 : <text:span text:style-name="T16">P = « </text:span>A man playing an electric guitar on stage . » (prémisse inchangée) ; H = « for cash . »</text:p>
      <text:p text:style-name="P36">Le modèle prédit bien une neutralité : c'est bien "for cash" qui donne la neutralité donc le modèle applique les explications humaines.</text:p>
      <text:p text:style-name="P36"/>
      <text:p text:style-name="P37">Exemple 9 :</text:p>
      <text:p text:style-name="P37"/>
      <text:p text:style-name="P38">label : contradiction</text:p>
      <text:p text:style-name="P38">P = « A man playing an electric guitar on stage . »</text:p>
      <text:p text:style-name="P38">H = « A man playing banjo on the floor . »</text:p>
      <text:p text:style-name="P38"/>
      <text:p text:style-name="P20"><text:soft-page-break/>Explication humaine :</text:p>
      <text:p text:style-name="P38"><text:span text:style-name="T12">Les mots importants à associer sont :</text:span> "man playing" dans les deux phrases pour dire que c'est la même personne qui fait la même action, "electric guitar" et "banjo" qui ne sont pas les mêmes instruments, "on stage" et "on the floor" qui ne sont pas les mêmes endroits. </text:p>
      <text:p text:style-name="P38"/>
      <text:p text:style-name="P21">Interprétation du modèle :</text:p>
      <text:p text:style-name="P38">#3 P = "A man playing on stage ." ; H = "A man playing on the floor ."</text:p>
      <text:p text:style-name="P38"><text:tab/>2 8 295 688 13 895 3 -1 8 295 688 13 1 1529 3 -1 -2</text:p>
      <text:p text:style-name="P38">#4 P = "stage" ; H = "floor"</text:p>
      <text:p text:style-name="P38"><text:tab/>2 895 3 -1 1529 -1 -2</text:p>
      <text:p text:style-name="P38">#5 P = "on the stage" ; H = "on the floor"</text:p>
      <text:p text:style-name="P38"><text:tab/>2 13 895 3 -1 13 1 1529 -1 -2</text:p>
      <text:p text:style-name="P38"/>
      <text:p text:style-name="P38"><text:span text:style-name="T19">Le modèle p</text:span>rédit <text:span text:style-name="T19">bien une</text:span> contradiction.</text:p>
      <text:p text:style-name="P39">- Cas 1 : P = "A man playing an electric guitar" ; H = "A man playing banjo ."</text:p>
      <text:p text:style-name="P39">- <text:span text:style-name="T20">C</text:span>as 2: P = "electric guitar" ; H = "banjo"</text:p>
      <text:p text:style-name="P39"><text:span text:style-name="T19">Le modèle p</text:span>rédit <text:span text:style-name="T19">bien une</text:span> contradiction <text:span text:style-name="T20">dans le cas 1 et le cas 2 : </text:span>un banjo n'est pas une guitare électrique.</text:p>
      <text:p text:style-name="P40">- Cas 3 : P = "A man playing on stage ." <text:span text:style-name="T21">(« </text:span>an electric guitar » <text:span text:style-name="T21">retiré)</text:span> ; H = "A man playing on the floor ." <text:span text:style-name="T21">(« banjo » retiré)</text:span></text:p>
      <text:p text:style-name="P40"><text:span text:style-name="T19">Le modèle p</text:span>rédit <text:span text:style-name="T19">une </text:span>inférence au lieu d’<text:span text:style-name="T21">une</text:span> contradiction.</text:p>
      <text:p text:style-name="P38">C'est donc banjo et electric guitar qui donne la contradiction.</text:p>
      <text:p text:style-name="P38"/>
      <text:p text:style-name="P38">Il y a trop de mot en commun entre la <text:span text:style-name="T21">prémisse</text:span> et l’<text:span text:style-name="T21">hypothèse</text:span>, mais banjo et electric guitar <text:span text:style-name="T21">sont </text:span>considéré<text:span text:style-name="T21">s</text:span> comme <text:span text:style-name="T21">contradictoire (cas 1 et 2).</text:span></text:p>
      <text:p text:style-name="P38"/>
      <text:p text:style-name="P38"/>
      <text:p text:style-name="P38"><text:tab/># alors que floor et stage ne sont pas considéré comme contradiction</text:p>
      <text:p text:style-name="P38"><text:tab/># peut etre est-ce neutre (voyons le cas 4)</text:p>
      <text:p text:style-name="P38"># Cas 4 et cas 5 : contradiction</text:p>
      <text:p text:style-name="P38"><text:tab/># Pourtant c'est bien considéré comme contradiction</text:p>
      <text:p text:style-name="P38"><text:tab/># "A man playing" prend le label inférence et c'est lui qui l'emporte (plus de mot en faveur de l'inférence que de mot en faveur à la contradiction)</text:p>
      <text:p text:style-name="P38"/>
      <text:p text:style-name="P38">Exemple 10 :</text:p>
      <text:p text:style-name="P38"/>
      <text:p text:style-name="P38">contradiction</text:p>
      <text:p text:style-name="P38">A land rover is being driven across a river . -1 10</text:p>
      <text:p text:style-name="P38">A sedan is stuck in the middle of a river . -1 11</text:p>
      <text:p text:style-name="P38"># Mots importants : "land rover" et "sedan" car ce sont 2 voitures (pour dire que l'on parle de la même voiture), "is being driven" et "stuck" car ils se contredisent</text:p>
      <text:p text:style-name="P38"># (si la voiture est conduite ça implique qu'elle bouge, or avec "stuck" cela montre qu'elle ne bouge pas)</text:p>
      <text:p text:style-name="P38"/>
      <text:p text:style-name="P38"># Originale : 2 8 600 9088 14 131 2717 526 8 613 3 -1 8 8309 14 4443 7 1 690 4 8 613 3 -1 -2</text:p>
      <text:p text:style-name="P38">#1 P="A land rover is being driven ." ; H="A sedan is stuck ."</text:p>
      <text:p text:style-name="P38"><text:tab/>2 8 600 9088 14 131 2717 3 -1 8 8309 14 4443 3 -1 -2</text:p>
      <text:p text:style-name="P38">#2 P= inchangée ; H="A sedan is moving in the middle of a river ." </text:p>
      <text:p text:style-name="P38"><text:tab/>2 8 600 9088 14 131 2717 526 8 613 3 -1 8 8309 14 1200 7 1 690 4 8 613 3 -1 -2</text:p>
      <text:p text:style-name="P38"/>
      <text:p text:style-name="P38"># ===Obs===</text:p>
      <text:p text:style-name="P38"># Prédit contradiction =&gt; OK</text:p>
      <text:p text:style-name="P38"><text:soft-page-break/># Cas 1 : contradiction OK</text:p>
      <text:p text:style-name="P38"># Cas 2 : inférence OK</text:p>
      <text:p text:style-name="P38"><text:tab/># Donc "stuck" donne la contradiction (avec "drive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51:06.107336611</meta:creation-date>
    <dc:date>2018-04-10T16:53:24.083160344</dc:date>
    <meta:editing-duration>PT1H17M9S</meta:editing-duration>
    <meta:editing-cycles>25</meta:editing-cycles>
    <meta:generator>LibreOffice/5.1.6.2$Linux_x86 LibreOffice_project/10m0$Build-2</meta:generator>
    <meta:document-statistic meta:table-count="0" meta:image-count="0" meta:object-count="0" meta:page-count="7" meta:paragraph-count="196" meta:word-count="3071" meta:character-count="14758" meta:non-whitespace-character-count="11836"/>
  </office:meta>
</office:document-meta>
</file>